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2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3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P2" style:family="paragraph" style:parent-style-name="Standard">
      <style:paragraph-properties fo:break-before="auto" fo:line-height="100%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7.5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4" style:family="paragraph" style:parent-style-name="Standard">
      <style:paragraph-properties fo:break-before="auto" fo:line-height="100%" style:writing-mode="lr-tb"/>
    </style:style>
    <style:style style:name="T1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15" style:family="text">
      <style:text-properties style:font-name="Arial" fo:font-size="11pt" style:font-name-asian="Arial" style:font-size-asian="11pt" style:font-name-complex="Arial" style:font-size-complex="11pt"/>
    </style:style>
    <style:style style:name="P15" style:family="paragraph" style:parent-style-name="Standard">
      <style:paragraph-properties fo:break-before="auto" fo:line-height="100%" style:writing-mode="lr-tb"/>
    </style:style>
    <style:style style:name="T15_1" style:family="text">
      <style:text-properties style:font-name="Arial" fo:font-size="11pt" style:font-name-asian="Arial" style:font-size-asian="11pt" style:font-name-complex="Arial" style:font-size-complex="11pt"/>
    </style:style>
    <style:style style:name="Table2" style:family="table">
      <style:table-properties table:align="left" style:width="17.436cm" fo:margin-left="0.106cm"/>
    </style:style>
    <style:style style:name="Column2" style:family="table-column">
      <style:table-column-properties style:column-width="2.646cm"/>
    </style:style>
    <style:style style:name="Column3" style:family="table-column">
      <style:table-column-properties style:column-width="14.79cm"/>
    </style:style>
    <style:style style:name="Row2" style:family="table-row"/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break-before="auto" fo:line-height="100%" style:writing-mode="lr-tb"/>
    </style:style>
    <style:style style:name="P20" style:family="paragraph" style:parent-style-name="Standard">
      <style:paragraph-properties fo:break-before="auto" fo:line-height="100%" style:writing-mode="lr-tb"/>
    </style:style>
    <style:style style:name="T2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9" style:family="text">
      <style:text-properties style:font-name="Arial" fo:font-size="11pt" style:font-name-asian="Arial" style:font-size-asian="11pt" style:font-name-complex="Arial" style:font-size-complex="11pt"/>
    </style:style>
    <style:style style:name="P21" style:family="paragraph" style:parent-style-name="Standard">
      <style:paragraph-properties fo:break-before="auto" fo:line-height="100%" style:writing-mode="lr-tb"/>
    </style:style>
    <style:style style:name="T21_1" style:family="text">
      <style:text-properties style:font-name="Arial" fo:font-size="11pt" style:font-name-asian="Arial" style:font-size-asian="11pt" style:font-name-complex="Arial" style:font-size-complex="11pt"/>
    </style:style>
    <style:style style:name="Table3" style:family="table">
      <style:table-properties table:align="left" style:width="17.436cm" fo:margin-left="0.106cm"/>
    </style:style>
    <style:style style:name="Column4" style:family="table-column">
      <style:table-column-properties style:column-width="2.646cm"/>
    </style:style>
    <style:style style:name="Column5" style:family="table-column">
      <style:table-column-properties style:column-width="14.79cm"/>
    </style:style>
    <style:style style:name="Row3" style:family="table-row"/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break-before="auto" fo:line-height="100%" style:writing-mode="lr-tb"/>
    </style:style>
    <style:style style:name="P26" style:family="paragraph" style:parent-style-name="Standard">
      <style:paragraph-properties fo:break-before="auto" fo:line-height="100%" style:writing-mode="lr-tb"/>
    </style:style>
    <style:style style:name="P27" style:family="paragraph" style:parent-style-name="Standard">
      <style:paragraph-properties fo:break-before="auto" fo:line-height="100%" style:writing-mode="lr-tb"/>
    </style:style>
    <style:style style:name="T2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1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1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1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1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1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2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2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2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29" style:family="paragraph" style:parent-style-name="Standard">
      <style:paragraph-properties fo:break-before="auto" fo:line-height="100%" style:writing-mode="lr-tb"/>
    </style:style>
    <style:style style:name="T29_1" style:family="text">
      <style:text-properties style:font-name="Arial" fo:font-size="11pt" style:font-name-asian="Arial" style:font-size-asian="11pt" style:font-name-complex="Arial" style:font-size-complex="11pt"/>
    </style:style>
    <style:style style:name="T29_2" style:family="text">
      <style:text-properties style:font-name="Arial" fo:font-size="11pt" style:font-name-asian="Arial" style:font-size-asian="11pt" style:font-name-complex="Arial" style:font-size-complex="11pt"/>
    </style:style>
    <style:style style:name="T29_3" style:family="text">
      <style:text-properties style:font-name="Arial" fo:font-size="11pt" style:font-name-asian="Arial" style:font-size-asian="11pt" style:font-name-complex="Arial" style:font-size-complex="11pt"/>
    </style:style>
    <style:style style:name="T29_4" style:family="text">
      <style:text-properties style:font-name="Arial" fo:font-size="11pt" style:font-name-asian="Arial" style:font-size-asian="11pt" style:font-name-complex="Arial" style:font-size-complex="11pt"/>
    </style:style>
    <style:style style:name="T29_5" style:family="text">
      <style:text-properties style:font-name="Arial" fo:font-size="11pt" style:font-name-asian="Arial" style:font-size-asian="11pt" style:font-name-complex="Arial" style:font-size-complex="11pt"/>
    </style:style>
    <style:style style:name="T29_6" style:family="text">
      <style:text-properties style:font-name="Arial" fo:font-size="11pt" style:font-name-asian="Arial" style:font-size-asian="11pt" style:font-name-complex="Arial" style:font-size-complex="11pt"/>
    </style:style>
    <style:style style:name="T29_7" style:family="text">
      <style:text-properties style:font-name="Arial" fo:font-size="11pt" style:font-name-asian="Arial" style:font-size-asian="11pt" style:font-name-complex="Arial" style:font-size-complex="11pt"/>
    </style:style>
    <style:style style:name="T29_8" style:family="text">
      <style:text-properties style:font-name="Arial" fo:font-size="11pt" style:font-name-asian="Arial" style:font-size-asian="11pt" style:font-name-complex="Arial" style:font-size-complex="11pt"/>
    </style:style>
    <style:style style:name="T29_9" style:family="text">
      <style:text-properties style:font-name="Arial" fo:font-size="11pt" style:font-name-asian="Arial" style:font-size-asian="11pt" style:font-name-complex="Arial" style:font-size-complex="11pt"/>
    </style:style>
    <style:style style:name="T29_10" style:family="text">
      <style:text-properties style:font-name="Arial" fo:font-size="11pt" style:font-name-asian="Arial" style:font-size-asian="11pt" style:font-name-complex="Arial" style:font-size-complex="11pt"/>
    </style:style>
    <style:style style:name="P30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Table4" style:family="table">
      <style:table-properties table:align="left" style:width="17.436cm" fo:margin-left="0.106cm"/>
    </style:style>
    <style:style style:name="Column6" style:family="table-column">
      <style:table-column-properties style:column-width="2.646cm"/>
    </style:style>
    <style:style style:name="Column7" style:family="table-column">
      <style:table-column-properties style:column-width="14.79cm"/>
    </style:style>
    <style:style style:name="Row4" style:family="table-row"/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break-before="auto" fo:line-height="100%" style:writing-mode="lr-tb"/>
    </style:style>
    <style:style style:name="P35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6" style:family="paragraph" style:parent-style-name="Standard">
      <style:paragraph-properties fo:break-before="auto" fo:line-height="100%" style:writing-mode="lr-tb"/>
    </style:style>
    <style:style style:name="T36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6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6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6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6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7" style:family="paragraph" style:parent-style-name="Standard">
      <style:paragraph-properties fo:break-before="auto" fo:line-height="100%" style:writing-mode="lr-tb"/>
    </style:style>
    <style:style style:name="T37_1" style:family="text">
      <style:text-properties style:font-name="Arial" fo:font-size="11pt" style:font-name-asian="Arial" style:font-size-asian="11pt" style:font-name-complex="Arial" style:font-size-complex="11pt"/>
    </style:style>
    <style:style style:name="T37_2" style:family="text">
      <style:text-properties style:font-name="Arial" fo:font-size="11pt" style:font-name-asian="Arial" style:font-size-asian="11pt" style:font-name-complex="Arial" style:font-size-complex="11pt"/>
    </style:style>
    <style:style style:name="T37_3" style:family="text">
      <style:text-properties style:font-name="Arial" fo:font-size="11pt" style:font-name-asian="Arial" style:font-size-asian="11pt" style:font-name-complex="Arial" style:font-size-complex="11pt"/>
    </style:style>
    <style:style style:name="T37_4" style:family="text">
      <style:text-properties style:font-name="Arial" fo:font-size="11pt" style:font-name-asian="Arial" style:font-size-asian="11pt" style:font-name-complex="Arial" style:font-size-complex="11pt"/>
    </style:style>
    <style:style style:name="T37_5" style:family="text">
      <style:text-properties style:font-name="Arial" fo:font-size="11pt" style:font-name-asian="Arial" style:font-size-asian="11pt" style:font-name-complex="Arial" style:font-size-complex="11pt"/>
    </style:style>
    <style:style style:name="T37_6" style:family="text">
      <style:text-properties style:font-name="Arial" fo:font-size="11pt" style:font-name-asian="Arial" style:font-size-asian="11pt" style:font-name-complex="Arial" style:font-size-complex="11pt"/>
    </style:style>
    <style:style style:name="T37_7" style:family="text">
      <style:text-properties style:font-name="Arial" fo:font-size="11pt" style:font-name-asian="Arial" style:font-size-asian="11pt" style:font-name-complex="Arial" style:font-size-complex="11pt"/>
    </style:style>
    <style:style style:name="T37_8" style:family="text">
      <style:text-properties style:font-name="Arial" fo:font-size="11pt" style:font-name-asian="Arial" style:font-size-asian="11pt" style:font-name-complex="Arial" style:font-size-complex="11pt"/>
    </style:style>
    <style:style style:name="T37_9" style:family="text">
      <style:text-properties style:font-name="Arial" fo:font-size="11pt" style:font-name-asian="Arial" style:font-size-asian="11pt" style:font-name-complex="Arial" style:font-size-complex="11pt"/>
    </style:style>
    <style:style style:name="T37_10" style:family="text">
      <style:text-properties style:font-name="Arial" fo:font-size="11pt" style:font-name-asian="Arial" style:font-size-asian="11pt" style:font-name-complex="Arial" style:font-size-complex="11pt"/>
    </style:style>
    <style:style style:name="T37_11" style:family="text">
      <style:text-properties style:font-name="Arial" fo:font-size="11pt" style:font-name-asian="Arial" style:font-size-asian="11pt" style:font-name-complex="Arial" style:font-size-complex="11pt"/>
    </style:style>
    <style:style style:name="T37_12" style:family="text">
      <style:text-properties style:font-name="Arial" fo:font-size="11pt" style:font-name-asian="Arial" style:font-size-asian="11pt" style:font-name-complex="Arial" style:font-size-complex="11pt"/>
    </style:style>
    <style:style style:name="P38" style:family="paragraph" style:parent-style-name="Standard">
      <style:paragraph-properties fo:break-before="auto" fo:line-height="100%" style:writing-mode="lr-tb"/>
    </style:style>
    <style:style style:name="T38_1" style:family="text">
      <style:text-properties style:font-name="Arial" fo:font-size="11pt" style:font-name-asian="Arial" style:font-size-asian="11pt" style:font-name-complex="Arial" style:font-size-complex="11pt"/>
    </style:style>
    <style:style style:name="T38_2" style:family="text">
      <style:text-properties style:font-name="Arial" fo:font-size="11pt" style:font-name-asian="Arial" style:font-size-asian="11pt" style:font-name-complex="Arial" style:font-size-complex="11pt"/>
    </style:style>
    <style:style style:name="T38_3" style:family="text">
      <style:text-properties style:font-name="Arial" fo:font-size="11pt" style:font-name-asian="Arial" style:font-size-asian="11pt" style:font-name-complex="Arial" style:font-size-complex="11pt"/>
    </style:style>
    <style:style style:name="T38_4" style:family="text">
      <style:text-properties style:font-name="Arial" fo:font-size="11pt" style:font-name-asian="Arial" style:font-size-asian="11pt" style:font-name-complex="Arial" style:font-size-complex="11pt"/>
    </style:style>
    <style:style style:name="T38_5" style:family="text">
      <style:text-properties style:font-name="Arial" fo:font-size="11pt" style:font-name-asian="Arial" style:font-size-asian="11pt" style:font-name-complex="Arial" style:font-size-complex="11pt"/>
    </style:style>
    <style:style style:name="T38_6" style:family="text">
      <style:text-properties style:font-name="Arial" fo:font-size="11pt" style:font-name-asian="Arial" style:font-size-asian="11pt" style:font-name-complex="Arial" style:font-size-complex="11pt"/>
    </style:style>
    <style:style style:name="T38_7" style:family="text">
      <style:text-properties style:font-name="Arial" fo:font-size="11pt" style:font-name-asian="Arial" style:font-size-asian="11pt" style:font-name-complex="Arial" style:font-size-complex="11pt"/>
    </style:style>
    <style:style style:name="T38_8" style:family="text">
      <style:text-properties style:font-name="Arial" fo:font-size="11pt" style:font-name-asian="Arial" style:font-size-asian="11pt" style:font-name-complex="Arial" style:font-size-complex="11pt"/>
    </style:style>
    <style:style style:name="T38_9" style:family="text">
      <style:text-properties style:font-name="Arial" fo:font-size="11pt" style:font-name-asian="Arial" style:font-size-asian="11pt" style:font-name-complex="Arial" style:font-size-complex="11pt"/>
    </style:style>
    <style:style style:name="T38_10" style:family="text">
      <style:text-properties style:font-name="Arial" fo:font-size="11pt" style:font-name-asian="Arial" style:font-size-asian="11pt" style:font-name-complex="Arial" style:font-size-complex="11pt"/>
    </style:style>
    <style:style style:name="T38_11" style:family="text">
      <style:text-properties style:font-name="Arial" fo:font-size="11pt" style:font-name-asian="Arial" style:font-size-asian="11pt" style:font-name-complex="Arial" style:font-size-complex="11pt"/>
    </style:style>
    <style:style style:name="T38_12" style:family="text">
      <style:text-properties style:font-name="Arial" fo:font-size="11pt" style:font-name-asian="Arial" style:font-size-asian="11pt" style:font-name-complex="Arial" style:font-size-complex="11pt"/>
    </style:style>
    <style:style style:name="T38_13" style:family="text">
      <style:text-properties style:font-name="Arial" fo:font-size="11pt" style:font-name-asian="Arial" style:font-size-asian="11pt" style:font-name-complex="Arial" style:font-size-complex="11pt"/>
    </style:style>
    <style:style style:name="T38_14" style:family="text">
      <style:text-properties style:font-name="Arial" fo:font-size="11pt" style:font-name-asian="Arial" style:font-size-asian="11pt" style:font-name-complex="Arial" style:font-size-complex="11pt"/>
    </style:style>
    <style:style style:name="T38_15" style:family="text">
      <style:text-properties style:font-name="Arial" fo:font-size="11pt" style:font-name-asian="Arial" style:font-size-asian="11pt" style:font-name-complex="Arial" style:font-size-complex="11pt"/>
    </style:style>
    <style:style style:name="T38_16" style:family="text">
      <style:text-properties style:font-name="Arial" fo:font-size="11pt" style:font-name-asian="Arial" style:font-size-asian="11pt" style:font-name-complex="Arial" style:font-size-complex="11pt"/>
    </style:style>
    <style:style style:name="T38_17" style:family="text">
      <style:text-properties style:font-name="Arial" fo:font-size="11pt" style:font-name-asian="Arial" style:font-size-asian="11pt" style:font-name-complex="Arial" style:font-size-complex="11pt"/>
    </style:style>
    <style:style style:name="T38_18" style:family="text">
      <style:text-properties style:font-name="Arial" fo:font-size="11pt" style:font-name-asian="Arial" style:font-size-asian="11pt" style:font-name-complex="Arial" style:font-size-complex="11pt"/>
    </style:style>
    <style:style style:name="T38_19" style:family="text">
      <style:text-properties style:font-name="Arial" fo:font-size="11pt" style:font-name-asian="Arial" style:font-size-asian="11pt" style:font-name-complex="Arial" style:font-size-complex="11pt"/>
    </style:style>
    <style:style style:name="T38_20" style:family="text">
      <style:text-properties style:font-name="Arial" fo:font-size="11pt" style:font-name-asian="Arial" style:font-size-asian="11pt" style:font-name-complex="Arial" style:font-size-complex="11pt"/>
    </style:style>
    <style:style style:name="P39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Table5" style:family="table">
      <style:table-properties table:align="left" style:width="4.789cm" fo:margin-left="5.583cm"/>
    </style:style>
    <style:style style:name="Column8" style:family="table-column">
      <style:table-column-properties style:column-width="4.789cm"/>
    </style:style>
    <style:style style:name="Row5" style:family="table-row"/>
    <style:style style:name="Cell8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9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break-before="auto" fo:line-height="100%" style:writing-mode="lr-tb"/>
    </style:style>
    <style:style style:name="P45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Table6" style:family="table">
      <style:table-properties table:align="left" style:width="17.515cm" fo:margin-left="0cm"/>
    </style:style>
    <style:style style:name="Column9" style:family="table-column">
      <style:table-column-properties style:column-width="2.54cm"/>
    </style:style>
    <style:style style:name="Column10" style:family="table-column">
      <style:table-column-properties style:column-width="14.975cm"/>
    </style:style>
    <style:style style:name="Row9" style:family="table-row"/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break-before="auto" fo:line-height="100%" style:writing-mode="lr-tb"/>
    </style:style>
    <style:style style:name="P50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51" style:family="paragraph" style:parent-style-name="Standard">
      <style:paragraph-properties fo:break-before="auto" fo:line-height="100%" style:writing-mode="lr-tb"/>
    </style:style>
    <style:style style:name="T5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1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52" style:family="paragraph" style:parent-style-name="Standard">
      <style:paragraph-properties fo:break-before="auto" fo:line-height="100%" style:writing-mode="lr-tb"/>
    </style:style>
    <style:style style:name="T52_1" style:family="text">
      <style:text-properties style:font-name="Arial" fo:font-size="11pt" style:font-name-asian="Arial" style:font-size-asian="11pt" style:font-name-complex="Arial" style:font-size-complex="11pt"/>
    </style:style>
    <style:style style:name="T52_2" style:family="text">
      <style:text-properties style:font-name="Arial" fo:font-size="11pt" style:font-name-asian="Arial" style:font-size-asian="11pt" style:font-name-complex="Arial" style:font-size-complex="11pt"/>
    </style:style>
    <style:style style:name="T52_3" style:family="text">
      <style:text-properties style:font-name="Arial" fo:font-size="11pt" style:font-name-asian="Arial" style:font-size-asian="11pt" style:font-name-complex="Arial" style:font-size-complex="11pt"/>
    </style:style>
    <style:style style:name="T52_4" style:family="text">
      <style:text-properties style:font-name="Arial" fo:font-size="11pt" style:font-name-asian="Arial" style:font-size-asian="11pt" style:font-name-complex="Arial" style:font-size-complex="11pt"/>
    </style:style>
    <style:style style:name="T52_5" style:family="text">
      <style:text-properties style:font-name="Arial" fo:font-size="11pt" style:font-name-asian="Arial" style:font-size-asian="11pt" style:font-name-complex="Arial" style:font-size-complex="11pt"/>
    </style:style>
    <style:style style:name="T52_6" style:family="text">
      <style:text-properties style:font-name="Arial" fo:font-size="11pt" style:font-name-asian="Arial" style:font-size-asian="11pt" style:font-name-complex="Arial" style:font-size-complex="11pt"/>
    </style:style>
    <style:style style:name="T52_7" style:family="text">
      <style:text-properties style:font-name="Arial" fo:font-size="11pt" style:font-name-asian="Arial" style:font-size-asian="11pt" style:font-name-complex="Arial" style:font-size-complex="11pt"/>
    </style:style>
    <style:style style:name="T52_8" style:family="text">
      <style:text-properties style:font-name="Arial" fo:font-size="11pt" style:font-name-asian="Arial" style:font-size-asian="11pt" style:font-name-complex="Arial" style:font-size-complex="11pt"/>
    </style:style>
    <style:style style:name="T52_9" style:family="text">
      <style:text-properties style:font-name="Arial" fo:font-size="11pt" style:font-name-asian="Arial" style:font-size-asian="11pt" style:font-name-complex="Arial" style:font-size-complex="11pt"/>
    </style:style>
    <style:style style:name="T52_10" style:family="text">
      <style:text-properties style:font-name="Arial" fo:font-size="11pt" style:font-name-asian="Arial" style:font-size-asian="11pt" style:font-name-complex="Arial" style:font-size-complex="11pt"/>
    </style:style>
    <style:style style:name="T52_11" style:family="text">
      <style:text-properties style:font-name="Arial" fo:font-size="11pt" style:font-name-asian="Arial" style:font-size-asian="11pt" style:font-name-complex="Arial" style:font-size-complex="11pt"/>
    </style:style>
    <style:style style:name="T52_12" style:family="text">
      <style:text-properties style:font-name="Arial" fo:font-size="11pt" style:font-name-asian="Arial" style:font-size-asian="11pt" style:font-name-complex="Arial" style:font-size-complex="11pt"/>
    </style:style>
    <style:style style:name="P53" style:family="paragraph" style:parent-style-name="Standard">
      <style:paragraph-properties fo:break-before="auto" fo:line-height="100%" style:writing-mode="lr-tb"/>
    </style:style>
    <style:style style:name="T53_1" style:family="text">
      <style:text-properties style:font-name="Arial" fo:font-size="11pt" style:font-name-asian="Arial" style:font-size-asian="11pt" style:font-name-complex="Arial" style:font-size-complex="11pt"/>
    </style:style>
    <style:style style:name="T53_2" style:family="text">
      <style:text-properties style:font-name="Arial" fo:font-size="11pt" style:font-name-asian="Arial" style:font-size-asian="11pt" style:font-name-complex="Arial" style:font-size-complex="11pt"/>
    </style:style>
    <style:style style:name="T53_3" style:family="text">
      <style:text-properties style:font-name="Arial" fo:font-size="11pt" style:font-name-asian="Arial" style:font-size-asian="11pt" style:font-name-complex="Arial" style:font-size-complex="11pt"/>
    </style:style>
    <style:style style:name="T53_4" style:family="text">
      <style:text-properties style:font-name="Arial" fo:font-size="11pt" style:font-name-asian="Arial" style:font-size-asian="11pt" style:font-name-complex="Arial" style:font-size-complex="11pt"/>
    </style:style>
    <style:style style:name="T53_5" style:family="text">
      <style:text-properties style:font-name="Arial" fo:font-size="11pt" style:font-name-asian="Arial" style:font-size-asian="11pt" style:font-name-complex="Arial" style:font-size-complex="11pt"/>
    </style:style>
    <style:style style:name="T53_6" style:family="text">
      <style:text-properties style:font-name="Arial" fo:font-size="11pt" style:font-name-asian="Arial" style:font-size-asian="11pt" style:font-name-complex="Arial" style:font-size-complex="11pt"/>
    </style:style>
    <style:style style:name="T53_7" style:family="text">
      <style:text-properties style:font-name="Arial" fo:font-size="11pt" style:font-name-asian="Arial" style:font-size-asian="11pt" style:font-name-complex="Arial" style:font-size-complex="11pt"/>
    </style:style>
    <style:style style:name="T53_8" style:family="text">
      <style:text-properties style:font-name="Arial" fo:font-size="11pt" style:font-name-asian="Arial" style:font-size-asian="11pt" style:font-name-complex="Arial" style:font-size-complex="11pt"/>
    </style:style>
    <style:style style:name="T53_9" style:family="text">
      <style:text-properties style:font-name="Arial" fo:font-size="11pt" style:font-name-asian="Arial" style:font-size-asian="11pt" style:font-name-complex="Arial" style:font-size-complex="11pt"/>
    </style:style>
    <style:style style:name="T53_10" style:family="text">
      <style:text-properties style:font-name="Arial" fo:font-size="11pt" style:font-name-asian="Arial" style:font-size-asian="11pt" style:font-name-complex="Arial" style:font-size-complex="11pt"/>
    </style:style>
    <style:style style:name="T53_11" style:family="text">
      <style:text-properties style:font-name="Arial" fo:font-size="11pt" style:font-name-asian="Arial" style:font-size-asian="11pt" style:font-name-complex="Arial" style:font-size-complex="11pt"/>
    </style:style>
    <style:style style:name="T53_12" style:family="text">
      <style:text-properties style:font-name="Arial" fo:font-size="11pt" style:font-name-asian="Arial" style:font-size-asian="11pt" style:font-name-complex="Arial" style:font-size-complex="11pt"/>
    </style:style>
    <style:style style:name="T53_13" style:family="text">
      <style:text-properties style:font-name="Arial" fo:font-size="11pt" style:font-name-asian="Arial" style:font-size-asian="11pt" style:font-name-complex="Arial" style:font-size-complex="11pt"/>
    </style:style>
    <style:style style:name="T53_14" style:family="text">
      <style:text-properties style:font-name="Arial" fo:font-size="11pt" style:font-name-asian="Arial" style:font-size-asian="11pt" style:font-name-complex="Arial" style:font-size-complex="11pt"/>
    </style:style>
    <style:style style:name="T53_15" style:family="text">
      <style:text-properties style:font-name="Arial" fo:font-size="11pt" style:font-name-asian="Arial" style:font-size-asian="11pt" style:font-name-complex="Arial" style:font-size-complex="11pt"/>
    </style:style>
    <style:style style:name="T53_16" style:family="text">
      <style:text-properties style:font-name="Arial" fo:font-size="11pt" style:font-name-asian="Arial" style:font-size-asian="11pt" style:font-name-complex="Arial" style:font-size-complex="11pt"/>
    </style:style>
    <style:style style:name="P54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Table7" style:family="table">
      <style:table-properties table:align="left" style:width="4.789cm" fo:margin-left="5.583cm"/>
    </style:style>
    <style:style style:name="Column11" style:family="table-column">
      <style:table-column-properties style:column-width="4.789cm"/>
    </style:style>
    <style:style style:name="Row10" style:family="table-row"/>
    <style:style style:name="Cell14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15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16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17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break-before="auto" fo:line-height="100%" style:writing-mode="lr-tb"/>
    </style:style>
    <style:style style:name="P60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Table8" style:family="table">
      <style:table-properties table:align="left" style:width="16.201cm" fo:margin-left="0cm"/>
    </style:style>
    <style:style style:name="Column12" style:family="table-column">
      <style:table-column-properties style:column-width="2.54cm"/>
    </style:style>
    <style:style style:name="Column13" style:family="table-column">
      <style:table-column-properties style:column-width="13.661cm"/>
    </style:style>
    <style:style style:name="Row14" style:family="table-row"/>
    <style:style style:name="Cell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><text:span text:style-name="T1_1">TINKER</text:span><text:span text:style-name="T1_2"><text:s/></text:span><text:span text:style-name="T1_3">ACADEMY</text:span></text:p>
      <text:p text:style-name="P2"/>
      <text:p text:style-name="P3"><text:span text:style-name="T3_1">SCRATCH</text:span><text:span text:style-name="T3_2"><text:s/></text:span><text:span text:style-name="T3_3">Programming</text:span><text:span text:style-name="T3_4"><text:s/></text:span><text:span text:style-name="T3_5">Advanced</text:span></text:p>
      <text:p text:style-name="P4"/>
      <text:p text:style-name="P5"><text:span text:style-name="T5_1">Quiz</text:span><text:span text:style-name="T5_2"><text:s/>1:<text:s/></text:span><text:span text:style-name="T5_3">Welcome</text:span><text:span text:style-name="T5_4"><text:s/>&amp;<text:s/></text:span><text:span text:style-name="T5_5">Getting</text:span><text:span text:style-name="T5_6"><text:s/></text:span><text:span text:style-name="T5_7">Started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p text:style-name="P7"><text:span text:style-name="T7_1">Welcome</text:span><text:span text:style-name="T7_2"><text:s/></text:span><text:span text:style-name="T7_3">to</text:span><text:span text:style-name="T7_4"><text:s/></text:span><text:span text:style-name="T7_5">the</text:span><text:span text:style-name="T7_6"><text:s/></text:span><text:span text:style-name="T7_7">Class</text:span><text:span text:style-name="T7_8">!</text:span></text:p>
            <text:p text:style-name="P8"/>
            <text:p text:style-name="P9"><text:span text:style-name="T9_1">This</text:span><text:span text:style-name="T9_2"><text:s/></text:span><text:span text:style-name="T9_3">quiz</text:span><text:span text:style-name="T9_4"><text:s/></text:span><text:span text:style-name="T9_5">will</text:span><text:span text:style-name="T9_6"><text:s/></text:span><text:span text:style-name="T9_7">cover</text:span><text:span text:style-name="T9_8"><text:s/></text:span><text:span text:style-name="T9_9">the</text:span><text:span text:style-name="T9_10"><text:s/></text:span><text:span text:style-name="T9_11">first</text:span><text:span text:style-name="T9_12"><text:s/></text:span><text:span text:style-name="T9_13">SCRATCH</text:span><text:span text:style-name="T9_14"><text:s/></text:span><text:span text:style-name="T9_15">Programming</text:span><text:span text:style-name="T9_16"><text:s/></text:span><text:span text:style-name="T9_17">Advanced</text:span><text:span text:style-name="T9_18"><text:s/></text:span><text:span text:style-name="T9_19">class</text:span><text:span text:style-name="T9_20">.</text:span></text:p>
            <text:p text:style-name="P10"/>
            <text:p text:style-name="P11"><text:span text:style-name="T11_1">This</text:span><text:span text:style-name="T11_2"><text:s/></text:span><text:span text:style-name="T11_3">quiz</text:span><text:span text:style-name="T11_4"><text:s/></text:span><text:span text:style-name="T11_5">is</text:span><text:span text:style-name="T11_6"><text:s/></text:span><text:span text:style-name="T11_7">graded</text:span><text:span text:style-name="T11_8">!</text:span></text:p>
          </table:table-cell>
        </table:table-row>
      </table:table>
      <text:p text:style-name="P12"/>
      <text:p text:style-name="P13"/>
      <text:p text:style-name="P14"><text:span text:style-name="T14_1">What</text:span><text:span text:style-name="T14_2"><text:s/></text:span><text:span text:style-name="T14_3">is</text:span><text:span text:style-name="T14_4"><text:s/></text:span><text:span text:style-name="T14_5">an</text:span><text:span text:style-name="T14_6"><text:s/></text:span><text:span text:style-name="T14_7">instruction</text:span><text:span text:style-name="T14_8"><text:s/></text:span><text:span text:style-name="T14_9">called</text:span><text:span text:style-name="T14_10"><text:s/></text:span><text:span text:style-name="T14_11">in</text:span><text:span text:style-name="T14_12"><text:s/></text:span><text:span text:style-name="T14_13">SCRATCH</text:span><text:span text:style-name="T14_14">?</text:span><text:span text:style-name="T14_15"><text:s text:c="4"/></text:span></text:p>
      <text:p text:style-name="P15"><text:span text:style-name="T15_1"><text:tab/></text:span></text:p>
      <table:table table:style-name="Table2">
        <table:table-column table:style-name="Column2"/>
        <table:table-column table:style-name="Column3"/>
        <table:table-row table:style-name="Row2">
          <table:table-cell table:style-name="Cell2">
            <text:p text:style-name="P16"><text:span text:style-name="T16_1">Answer</text:span><text:span text:style-name="T16_2">:</text:span></text:p>
          </table:table-cell>
          <table:table-cell table:style-name="Cell3">
            <text:p text:style-name="P17"/>
            <text:p text:style-name="P18"/>
          </table:table-cell>
        </table:table-row>
      </table:table>
      <text:p text:style-name="P19"/>
      <text:p text:style-name="P20"><text:span text:style-name="T20_1">What</text:span><text:span text:style-name="T20_2"><text:s/></text:span><text:span text:style-name="T20_3">is</text:span><text:span text:style-name="T20_4"><text:s/></text:span><text:span text:style-name="T20_5">a</text:span><text:span text:style-name="T20_6"><text:s/></text:span><text:span text:style-name="T20_7">list</text:span><text:span text:style-name="T20_8"><text:s/></text:span><text:span text:style-name="T20_9">of</text:span><text:span text:style-name="T20_10"><text:s/></text:span><text:span text:style-name="T20_11">instructions</text:span><text:span text:style-name="T20_12"><text:s/></text:span><text:span text:style-name="T20_13">called</text:span><text:span text:style-name="T20_14"><text:s/></text:span><text:span text:style-name="T20_15">in</text:span><text:span text:style-name="T20_16"><text:s/></text:span><text:span text:style-name="T20_17">SCRATCH</text:span><text:span text:style-name="T20_18">?</text:span><text:span text:style-name="T20_19"><text:s text:c="4"/></text:span></text:p>
      <text:p text:style-name="P21"><text:span text:style-name="T21_1"><text:tab/></text:span></text:p>
      <table:table table:style-name="Table3">
        <table:table-column table:style-name="Column4"/>
        <table:table-column table:style-name="Column5"/>
        <table:table-row table:style-name="Row3">
          <table:table-cell table:style-name="Cell4">
            <text:p text:style-name="P22"><text:span text:style-name="T22_1">Answer</text:span><text:span text:style-name="T22_2">:</text:span></text:p>
          </table:table-cell>
          <table:table-cell table:style-name="Cell5">
            <text:p text:style-name="P23"/>
            <text:p text:style-name="P24"/>
          </table:table-cell>
        </table:table-row>
      </table:table>
      <text:p text:style-name="P25"/>
      <text:p text:style-name="P26"/>
      <text:p text:style-name="P27"><text:span text:style-name="T27_1">Which</text:span><text:span text:style-name="T27_2"><text:s/></text:span><text:span text:style-name="T27_3">of</text:span><text:span text:style-name="T27_4"><text:s/></text:span><text:span text:style-name="T27_5">the</text:span><text:span text:style-name="T27_6"><text:s/></text:span><text:span text:style-name="T27_7">following</text:span><text:span text:style-name="T27_8"><text:s/></text:span><text:span text:style-name="T27_9">is</text:span><text:span text:style-name="T27_10"><text:s/></text:span><text:span text:style-name="T27_11">not</text:span><text:span text:style-name="T27_12"><text:s/></text:span><text:span text:style-name="T27_13">present</text:span><text:span text:style-name="T27_14"><text:s/></text:span><text:span text:style-name="T27_15">in</text:span><text:span text:style-name="T27_16"><text:s/></text:span><text:span text:style-name="T27_17">the</text:span><text:span text:style-name="T27_18"><text:s/></text:span><text:span text:style-name="T27_19">SCRATCH</text:span><text:span text:style-name="T27_20"><text:s/></text:span><text:span text:style-name="T27_21">GUI</text:span><text:span text:style-name="T27_22">?</text:span></text:p>
      <text:p text:style-name="P28"/>
      <text:p text:style-name="P29"><text:span text:style-name="T29_1">Stage</text:span><text:span text:style-name="T29_2">,<text:s/></text:span><text:span text:style-name="T29_3">Script</text:span><text:span text:style-name="T29_4">,<text:s/></text:span><text:span text:style-name="T29_5">Sound</text:span><text:span text:style-name="T29_6">,<text:s/></text:span><text:span text:style-name="T29_7">Costume</text:span><text:span text:style-name="T29_8">,<text:s/></text:span><text:span text:style-name="T29_9">Camera</text:span><text:span text:style-name="T29_10"><text:s text:c="3"/></text:span></text:p>
      <text:p text:style-name="P30"/>
      <table:table table:style-name="Table4">
        <table:table-column table:style-name="Column6"/>
        <table:table-column table:style-name="Column7"/>
        <table:table-row table:style-name="Row4">
          <table:table-cell table:style-name="Cell6">
            <text:p text:style-name="P31"><text:span text:style-name="T31_1">Answer</text:span><text:span text:style-name="T31_2">:</text:span></text:p>
          </table:table-cell>
          <table:table-cell table:style-name="Cell7">
            <text:p text:style-name="P32"/>
            <text:p text:style-name="P33"/>
          </table:table-cell>
        </table:table-row>
      </table:table>
      <text:p text:style-name="P34"/>
      <text:p text:style-name="P35"/>
      <text:p text:style-name="P36"><text:span text:style-name="T36_1">Evaluate</text:span><text:span text:style-name="T36_2"><text:s/></text:span><text:span text:style-name="T36_3">this</text:span><text:span text:style-name="T36_4"><text:s/></text:span><text:span text:style-name="T36_5">program</text:span></text:p>
      <text:p text:style-name="P37"><text:span text:style-name="T37_1">Scratchy</text:span><text:span text:style-name="T37_2"><text:s/></text:span><text:span text:style-name="T37_3">has</text:span><text:span text:style-name="T37_4"><text:s/></text:span><text:span text:style-name="T37_5">the</text:span><text:span text:style-name="T37_6"><text:s/></text:span><text:span text:style-name="T37_7">following</text:span><text:span text:style-name="T37_8"><text:s/></text:span><text:span text:style-name="T37_9">Script</text:span><text:span text:style-name="T37_10"><text:s/></text:span><text:span text:style-name="T37_11">defined</text:span><text:span text:style-name="T37_12">.<text:s/></text:span></text:p>
      <text:p text:style-name="P38"><text:span text:style-name="T38_1">Where</text:span><text:span text:style-name="T38_2"><text:s/></text:span><text:span text:style-name="T38_3">will</text:span><text:span text:style-name="T38_4"><text:s/></text:span><text:span text:style-name="T38_5">Scratchy</text:span><text:span text:style-name="T38_6"><text:s/></text:span><text:span text:style-name="T38_7">end</text:span><text:span text:style-name="T38_8"><text:s/></text:span><text:span text:style-name="T38_9">up</text:span><text:span text:style-name="T38_10"><text:s/></text:span><text:span text:style-name="T38_11">when</text:span><text:span text:style-name="T38_12"><text:s/></text:span><text:span text:style-name="T38_13">the</text:span><text:span text:style-name="T38_14"><text:s/></text:span><text:span text:style-name="T38_15">flag</text:span><text:span text:style-name="T38_16"><text:s/></text:span><text:span text:style-name="T38_17">is</text:span><text:span text:style-name="T38_18"><text:s/></text:span><text:span text:style-name="T38_19">clicked</text:span><text:span text:style-name="T38_20">?</text:span></text:p>
      <text:p text:style-name="P39"/>
      <table:table table:style-name="Table5">
        <table:table-column table:style-name="Column8"/>
        <table:table-row table:style-name="Row5">
          <table:table-cell table:style-name="Cell8">
            <text:p text:style-name="P40"><text:span text:style-name="T40_1">when</text:span><text:span text:style-name="T40_2"><text:s/></text:span><text:span text:style-name="T40_3">Flag</text:span><text:span text:style-name="T40_4"><text:s/></text:span><text:span text:style-name="T40_5">Clicked</text:span></text:p>
          </table:table-cell>
        </table:table-row>
        <table:table-row table:style-name="Row6">
          <table:table-cell table:style-name="Cell9">
            <text:p text:style-name="P41"><text:span text:style-name="T41_1">go</text:span><text:span text:style-name="T41_2"><text:s/></text:span><text:span text:style-name="T41_3">to</text:span><text:span text:style-name="T41_4"><text:s/></text:span><text:span text:style-name="T41_5">x</text:span><text:span text:style-name="T41_6">:(0)<text:s/></text:span><text:span text:style-name="T41_7">y</text:span><text:span text:style-name="T41_8">:(0)</text:span></text:p>
          </table:table-cell>
        </table:table-row>
        <table:table-row table:style-name="Row7">
          <table:table-cell table:style-name="Cell10">
            <text:p text:style-name="P42"><text:span text:style-name="T42_1">repeat</text:span><text:span text:style-name="T42_2"><text:s/>(10)</text:span></text:p>
          </table:table-cell>
        </table:table-row>
        <table:table-row table:style-name="Row8">
          <table:table-cell table:style-name="Cell11">
            <text:p text:style-name="P43"><text:span text:style-name="T43_1">move</text:span><text:span text:style-name="T43_2"><text:s/>(10)<text:s/></text:span><text:span text:style-name="T43_3">steps</text:span></text:p>
          </table:table-cell>
        </table:table-row>
      </table:table>
      <text:p text:style-name="P44"/>
      <text:p text:style-name="P45"/>
      <table:table table:style-name="Table6">
        <table:table-column table:style-name="Column9"/>
        <table:table-column table:style-name="Column10"/>
        <table:table-row table:style-name="Row9">
          <table:table-cell table:style-name="Cell12">
            <text:p text:style-name="P46"><text:span text:style-name="T46_1">Answer</text:span><text:span text:style-name="T46_2">:</text:span></text:p>
          </table:table-cell>
          <table:table-cell table:style-name="Cell13">
            <text:p text:style-name="P47"/>
            <text:p text:style-name="P48"/>
          </table:table-cell>
        </table:table-row>
      </table:table>
      <text:p text:style-name="P49"/>
      <text:p text:style-name="P50"/>
      <text:p text:style-name="P51"><text:span text:style-name="T51_1">Evaluate</text:span><text:span text:style-name="T51_2"><text:s/></text:span><text:span text:style-name="T51_3">this</text:span><text:span text:style-name="T51_4"><text:s/></text:span><text:span text:style-name="T51_5">program</text:span></text:p>
      <text:p text:style-name="P52"><text:span text:style-name="T52_1">Scratchy</text:span><text:span text:style-name="T52_2"><text:s/></text:span><text:span text:style-name="T52_3">has</text:span><text:span text:style-name="T52_4"><text:s/></text:span><text:span text:style-name="T52_5">the</text:span><text:span text:style-name="T52_6"><text:s/></text:span><text:span text:style-name="T52_7">following</text:span><text:span text:style-name="T52_8"><text:s/></text:span><text:span text:style-name="T52_9">Script</text:span><text:span text:style-name="T52_10"><text:s/></text:span><text:span text:style-name="T52_11">defined</text:span><text:span text:style-name="T52_12">.<text:s/></text:span></text:p>
      <text:p text:style-name="P53"><text:span text:style-name="T53_1">What</text:span><text:span text:style-name="T53_2"><text:s/></text:span><text:span text:style-name="T53_3">will</text:span><text:span text:style-name="T53_4"><text:s/></text:span><text:span text:style-name="T53_5">happen</text:span><text:span text:style-name="T53_6"><text:s/></text:span><text:span text:style-name="T53_7">the</text:span><text:span text:style-name="T53_8"><text:s/></text:span><text:span text:style-name="T53_9">green</text:span><text:span text:style-name="T53_10"><text:s/></text:span><text:span text:style-name="T53_11">flag</text:span><text:span text:style-name="T53_12"><text:s/></text:span><text:span text:style-name="T53_13">is</text:span><text:span text:style-name="T53_14"><text:s/></text:span><text:span text:style-name="T53_15">clicked</text:span><text:span text:style-name="T53_16">?</text:span></text:p>
      <text:p text:style-name="P54"/>
      <table:table table:style-name="Table7">
        <table:table-column table:style-name="Column11"/>
        <table:table-row table:style-name="Row10">
          <table:table-cell table:style-name="Cell14">
            <text:p text:style-name="P55"><text:span text:style-name="T55_1">when</text:span><text:span text:style-name="T55_2"><text:s/></text:span><text:span text:style-name="T55_3">Flag</text:span><text:span text:style-name="T55_4"><text:s/></text:span><text:span text:style-name="T55_5">Clicked</text:span></text:p>
          </table:table-cell>
        </table:table-row>
        <table:table-row table:style-name="Row11">
          <table:table-cell table:style-name="Cell15">
            <text:p text:style-name="P56"><text:span text:style-name="T56_1">go</text:span><text:span text:style-name="T56_2"><text:s/></text:span><text:span text:style-name="T56_3">to</text:span><text:span text:style-name="T56_4"><text:s/></text:span><text:span text:style-name="T56_5">x</text:span><text:span text:style-name="T56_6">:(0)<text:s/></text:span><text:span text:style-name="T56_7">y</text:span><text:span text:style-name="T56_8">:(0)</text:span></text:p>
          </table:table-cell>
        </table:table-row>
        <table:table-row table:style-name="Row12">
          <table:table-cell table:style-name="Cell16">
            <text:p text:style-name="P57"><text:span text:style-name="T57_1">repeat</text:span><text:span text:style-name="T57_2"><text:s/></text:span><text:span text:style-name="T57_3">until</text:span><text:span text:style-name="T57_4"><text:s/></text:span><text:span text:style-name="T57_5">x</text:span><text:span text:style-name="T57_6"><text:s/>&lt;<text:s/>(10)</text:span></text:p>
          </table:table-cell>
        </table:table-row>
        <table:table-row table:style-name="Row13">
          <table:table-cell table:style-name="Cell17">
            <text:p text:style-name="P58"><text:span text:style-name="T58_1">move</text:span><text:span text:style-name="T58_2"><text:s/>(10)<text:s/></text:span><text:span text:style-name="T58_3">steps</text:span></text:p>
          </table:table-cell>
        </table:table-row>
      </table:table>
      <text:p text:style-name="P59"/>
      <text:p text:style-name="P60"/>
      <table:table table:style-name="Table8">
        <table:table-column table:style-name="Column12"/>
        <table:table-column table:style-name="Column13"/>
        <table:table-row table:style-name="Row14">
          <table:table-cell table:style-name="Cell18">
            <text:p text:style-name="P61"><text:span text:style-name="T61_1">Answer</text:span><text:span text:style-name="T61_2">:</text:span></text:p>
          </table:table-cell>
          <table:table-cell table:style-name="Cell19">
            <text:p text:style-name="P62"/>
            <text:p text:style-name="P63"/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</office:automatic-styles>
  <office:master-styles>
    <style:master-page style:name="Standard" style:page-layout-name="pm1">
      <style:footer>
        <text:p text:style-name="P1"><text:span text:style-name="T1_1"><text:tab/><text:tab/><text:tab/><text:tab/><text:tab/><text:tab/><text:tab/><text:tab/><text:tab/><text:tab/></text:span><text:span text:style-name="T1_2">©<text:s/></text:span><text:span text:style-name="T1_3">Tinker</text:span><text:span text:style-name="T1_4"><text:s/></text:span><text:span text:style-name="T1_5">Academy</text:span><text:span text:style-name="T1_6"><text:s/>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